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1.3154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3445in"/>
    </style:style>
    <style:style style:name="co8" style:family="table-column">
      <style:table-column-properties fo:break-before="auto" style:column-width="1.2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24"/>
    <style:style style:name="ce5" style:family="table-cell" style:parent-style-name="Default" style:data-style-name="N136"/>
    <style:style style:name="ce11" style:family="table-cell" style:parent-style-name="Default" style:data-style-name="N121"/>
    <style:style style:name="ce12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ff0000" fo:font-weight="bold" style:font-weight-asian="bold" style:font-weight-complex="bold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/>
    </style:style>
    <style:style style:name="T5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111111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 fo:color="#ff0000"/>
    </style:style>
    <style:style style:name="T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complex="10pt" style:font-style-asian="normal" style:font-style-complex="normal" style:text-emphasize="none" style:font-relief="none" style:text-overline-style="none" style:text-overline-color="font-color" fo:font-size="10pt" fo:font-weight="normal" style:font-size-asian="10pt" style:font-weight-asian="normal" style:font-weight-complex="normal"/>
    </style:style>
    <style:style style:name="T1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complex="10pt" style:font-style-asian="normal" style:font-style-complex="normal" style:text-emphasize="none" style:font-relief="none" style:text-overline-style="none" style:text-overline-color="font-color" fo:font-size="10pt" style:font-size-asian="10pt" fo:color="#ff0000" fo:font-weight="bold" style:font-weight-asian="bold" style:font-weight-complex="bold"/>
    </style:style>
    <style:style style:name="T1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complex="10pt" style:font-style-asian="normal" style:font-style-complex="normal" style:text-emphasize="none" style:font-relief="none" style:text-overline-style="none" style:text-overline-color="font-color" fo:font-size="10pt" style:font-size-asian="10pt" fo:font-weight="normal" style:font-weight-asian="normal" style:font-weight-complex="normal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<text:s text:c="95"/>MOLPRO RESULTS</text:p>
          </table:table-cell>
          <table:covered-table-cell table:number-columns-repeated="11"/>
        </table:table-row>
        <table:table-row table:style-name="ro2">
          <table:table-cell table:style-name="ce8" office:value-type="string" calcext:value-type="string" table:number-columns-spanned="1" table:number-rows-spanned="2">
            <text:p><text:s text:c="13"/>Methods</text:p>
          </table:table-cell>
          <table:table-cell office:value-type="string" calcext:value-type="string" table:number-columns-spanned="1" table:number-rows-spanned="2">
            <text:p><text:span text:style-name="T12">CC-PVDZ/</text:span><text:span text:style-name="T13">Energy</text:span></text:p>
          </table:table-cell>
          <table:table-cell office:value-type="string" calcext:value-type="string" table:number-columns-spanned="1" table:number-rows-spanned="2">
            <text:p><text:span text:style-name="T12">  </text:span><text:span text:style-name="T13">(IP in au)</text:span><text:span text:style-name="T14"> = E2-E1</text:span></text:p>
          </table:table-cell>
          <table:table-cell office:value-type="string" calcext:value-type="string" table:number-columns-spanned="1" table:number-rows-spanned="2">
            <text:p><text:span text:style-name="T12"> </text:span><text:span text:style-name="T13">(IP in ev)</text:span><text:span text:style-name="T14">= E2-E1</text:span></text:p>
          </table:table-cell>
          <table:table-cell table:style-name="ce12" office:value-type="string" calcext:value-type="string" table:number-columns-spanned="1" table:number-rows-spanned="2">
            <text:p>Exp. value(in ev)</text:p>
          </table:table-cell>
          <table:table-cell office:value-type="string" calcext:value-type="string" table:number-columns-spanned="1" table:number-rows-spanned="2">
            <text:p><text:span text:style-name="T12">CC-PVTZ/</text:span><text:span text:style-name="T13">Energy</text:span></text:p>
          </table:table-cell>
          <table:table-cell office:value-type="string" calcext:value-type="string" table:number-columns-spanned="1" table:number-rows-spanned="2">
            <text:p><text:span text:style-name="T15">(IP in au) </text:span><text:span text:style-name="T16">= </text:span><text:span text:style-name="T14">E2-E1</text:span></text:p>
          </table:table-cell>
          <table:table-cell office:value-type="string" calcext:value-type="string" table:number-columns-spanned="1" table:number-rows-spanned="2">
            <text:p><text:span text:style-name="T12"> </text:span><text:span text:style-name="T13">(IP in ev)</text:span><text:span text:style-name="T14"> = E2-E1</text:span></text:p>
          </table:table-cell>
          <table:table-cell office:value-type="string" calcext:value-type="string" table:number-columns-spanned="1" table:number-rows-spanned="2">
            <text:p><text:span text:style-name="T12">CC-PVQZ/</text:span><text:span text:style-name="T13">Energy</text:span></text:p>
          </table:table-cell>
          <table:table-cell office:value-type="string" calcext:value-type="string" table:number-columns-spanned="1" table:number-rows-spanned="2">
            <text:p><text:span text:style-name="T15">(IP in au) </text:span><text:span text:style-name="T16">= </text:span><text:span text:style-name="T14">E2-E1</text:span></text:p>
          </table:table-cell>
          <table:table-cell office:value-type="string" calcext:value-type="string" table:number-columns-spanned="1" table:number-rows-spanned="2">
            <text:p><text:span text:style-name="T12"> </text:span><text:span text:style-name="T13">(IP in ev)</text:span><text:span text:style-name="T14"> = E2-E1</text:span></text:p>
          </table:table-cell>
          <table:table-cell table:number-columns-repeated="2"/>
        </table:table-row>
        <table:table-row table:style-name="ro2">
          <table:covered-table-cell table:style-name="ce1"/>
          <table:covered-table-cell table:number-columns-repeated="10"/>
          <table:table-cell table:number-columns-repeated="2"/>
        </table:table-row>
        <table:table-row table:style-name="ro3">
          <table:table-cell office:value-type="string" calcext:value-type="string">
            <text:p><text:span text:style-name="T1">BN_1_2_Naph</text:span><text:span text:style-name="T2">_</text:span><text:span text:style-name="T3">HF</text:span><text:span text:style-name="T4">(E1)</text:span></text:p>
          </table:table-cell>
          <table:table-cell office:value-type="float" office:value="-386.796107" calcext:value-type="float">
            <text:p>-386.796107</text:p>
          </table:table-cell>
          <table:table-cell table:formula="of:=[.B5]-[.B4]" office:value-type="float" office:value="0.27065472999999" calcext:value-type="float" table:number-columns-spanned="1" table:number-rows-spanned="2">
            <text:p>0.27065472999999</text:p>
          </table:table-cell>
          <table:table-cell table:style-name="ce11" table:formula="of:=[.C4]*27.2113245" office:value-type="float" office:value="7.36487368548961" calcext:value-type="float" table:number-columns-spanned="1" table:number-rows-spanned="2">
            <text:p>7.365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2_Naph</text:span><text:span text:style-name="T2">_</text:span><text:span text:style-name="T3">Ionized_HF</text:span><text:span text:style-name="T4">(E2)</text:span></text:p>
          </table:table-cell>
          <table:table-cell office:value-type="float" office:value="-386.52545227" calcext:value-type="float">
            <text:p>-386.52545227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_<text:span text:style-name="T6">MP2</text:span> (E1)</text:p>
          </table:table-cell>
          <table:table-cell office:value-type="float" office:value="-388.085116" calcext:value-type="float">
            <text:p>-388.085116</text:p>
          </table:table-cell>
          <table:table-cell table:formula="of:=[.B7]-[.B6]" office:value-type="float" office:value="0.312545930000056" calcext:value-type="float" table:number-columns-spanned="1" table:number-rows-spanned="2">
            <text:p>0.312545930000056</text:p>
          </table:table-cell>
          <table:table-cell table:style-name="ce11" table:formula="of:=[.C6]*27.2113245" office:value-type="float" office:value="8.5047887223858" calcext:value-type="float" table:number-columns-spanned="1" table:number-rows-spanned="2">
            <text:p>8.50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_<text:span text:style-name="T6">Ionized</text:span>_<text:span text:style-name="T6">MP2</text:span>(E2)</text:p>
          </table:table-cell>
          <table:table-cell office:value-type="float" office:value="-387.77257007" calcext:value-type="float">
            <text:p>-387.77257007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_<text:span text:style-name="T6">CCSD</text:span>(E1)</text:p>
          </table:table-cell>
          <table:table-cell office:value-type="float" office:value="-388.138365" calcext:value-type="float">
            <text:p>-388.138365</text:p>
          </table:table-cell>
          <table:table-cell table:formula="of:=[.B9]-[.B8]" office:value-type="float" office:value="0.300915760000009" calcext:value-type="float" table:number-columns-spanned="1" table:number-rows-spanned="2">
            <text:p>0.300915760000009</text:p>
          </table:table-cell>
          <table:table-cell table:style-name="ce11" table:formula="of:=[.C8]*27.2113245" office:value-type="float" office:value="8.18831639252438" calcext:value-type="float" table:number-columns-spanned="1" table:number-rows-spanned="2">
            <text:p>8.18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2_Naph</text:span><text:span text:style-name="T8">_Ionized_CCSD</text:span>(E2)</text:p>
          </table:table-cell>
          <table:table-cell office:value-type="float" office:value="-387.83744924" calcext:value-type="float">
            <text:p>-387.8374492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<text:span text:style-name="T9">_</text:span><text:span text:style-name="T10">CCSDT</text:span><text:span text:style-name="T11">(E1)</text:span></text:p>
          </table:table-cell>
          <table:table-cell office:value-type="float" office:value="-388.199932" calcext:value-type="float">
            <text:p>-388.199932</text:p>
          </table:table-cell>
          <table:table-cell table:formula="of:=[.B11]-[.B10]" office:value-type="float" office:value="0.301565180000011" calcext:value-type="float" table:number-columns-spanned="1" table:number-rows-spanned="2">
            <text:p>0.301565180000011</text:p>
          </table:table-cell>
          <table:table-cell table:style-name="ce11" table:formula="of:=[.C10]*27.2113245" office:value-type="float" office:value="8.20598797088122" calcext:value-type="float" table:number-columns-spanned="1" table:number-rows-spanned="2">
            <text:p>8.20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9836682" calcext:value-type="float">
            <text:p>-387.89836682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3_Naph</text:span><text:span text:style-name="T2">_</text:span><text:span text:style-name="T3">HF</text:span><text:span text:style-name="T4">(E1)</text:span></text:p>
          </table:table-cell>
          <table:table-cell office:value-type="float" office:value="-386.713125" calcext:value-type="float">
            <text:p>-386.713125</text:p>
          </table:table-cell>
          <table:table-cell table:style-name="ce10" table:formula="of:=[.B15]-[.B14]" office:value-type="float" office:value="0.241464000000008" calcext:value-type="float" table:number-columns-spanned="1" table:number-rows-spanned="2">
            <text:p>0.241464</text:p>
          </table:table-cell>
          <table:table-cell table:style-name="ce11" table:formula="of:=[.C14]*27.211396" office:value-type="float" office:value="6.57057252374421" calcext:value-type="float" table:number-columns-spanned="1" table:number-rows-spanned="2">
            <text:p>6.571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3_Naph</text:span><text:span text:style-name="T2">_</text:span><text:span text:style-name="T3">Ionized_HF</text:span><text:span text:style-name="T4">(E2)</text:span></text:p>
          </table:table-cell>
          <table:table-cell office:value-type="float" office:value="-386.471661" calcext:value-type="float">
            <text:p>-386.47166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_<text:span text:style-name="T6">MP2</text:span> (E1)</text:p>
          </table:table-cell>
          <table:table-cell office:value-type="float" office:value="-388.019349" calcext:value-type="float">
            <text:p>-388.019349</text:p>
          </table:table-cell>
          <table:table-cell table:style-name="ce10" table:formula="of:=[.B17]-[.B16]" office:value-type="float" office:value="0.286883999999986" calcext:value-type="float" table:number-columns-spanned="1" table:number-rows-spanned="2">
            <text:p>0.286884</text:p>
          </table:table-cell>
          <table:table-cell table:style-name="ce11" table:formula="of:=[.C16]*27.211396" office:value-type="float" office:value="7.80651413006363" calcext:value-type="float" table:number-columns-spanned="1" table:number-rows-spanned="2">
            <text:p>7.807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_<text:span text:style-name="T6">Ionized</text:span>_<text:span text:style-name="T6">MP2</text:span>(E2)</text:p>
          </table:table-cell>
          <table:table-cell office:value-type="float" office:value="-387.732465" calcext:value-type="float">
            <text:p>-387.73246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_<text:span text:style-name="T6">CCSD</text:span>(E1)</text:p>
          </table:table-cell>
          <table:table-cell office:value-type="float" office:value="-388.065918" calcext:value-type="float">
            <text:p>-388.065918</text:p>
          </table:table-cell>
          <table:table-cell table:style-name="ce10" table:formula="of:=[.B19]-[.B18]" office:value-type="float" office:value="0.27507700000001" calcext:value-type="float" table:number-columns-spanned="1" table:number-rows-spanned="2">
            <text:p>0.275077</text:p>
          </table:table-cell>
          <table:table-cell table:style-name="ce11" table:formula="of:=[.C18]*27.211396" office:value-type="float" office:value="7.48522917749228" calcext:value-type="float" table:number-columns-spanned="1" table:number-rows-spanned="2">
            <text:p>7.48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3_Naph</text:span><text:span text:style-name="T8">_Ionized_CCSD</text:span>(E2)</text:p>
          </table:table-cell>
          <table:table-cell office:value-type="float" office:value="-387.790841" calcext:value-type="float">
            <text:p>-387.79084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<text:span text:style-name="T9">_</text:span><text:span text:style-name="T10">CCSDT</text:span><text:span text:style-name="T11">(E1)</text:span></text:p>
          </table:table-cell>
          <table:table-cell office:value-type="float" office:value="-388.130846" calcext:value-type="float">
            <text:p>-388.130846</text:p>
          </table:table-cell>
          <table:table-cell table:style-name="ce10" table:formula="of:=[.B21]-[.B20]" office:value-type="float" office:value="0.277324000000021" calcext:value-type="float" table:number-columns-spanned="1" table:number-rows-spanned="2">
            <text:p>0.277324</text:p>
          </table:table-cell>
          <table:table-cell table:style-name="ce11" table:formula="of:=[.C20]*27.211396" office:value-type="float" office:value="7.54637318430458" calcext:value-type="float" table:number-columns-spanned="1" table:number-rows-spanned="2">
            <text:p>7.54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53522" calcext:value-type="float">
            <text:p>-387.853522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4_Naph</text:span><text:span text:style-name="T2">_</text:span><text:span text:style-name="T3">HF</text:span><text:span text:style-name="T4">(E1)</text:span></text:p>
          </table:table-cell>
          <table:table-cell office:value-type="float" office:value="-386.736867" calcext:value-type="float">
            <text:p>-386.736867</text:p>
          </table:table-cell>
          <table:table-cell table:style-name="ce10" table:formula="of:=[.B25]-[.B24]" office:value-type="float" office:value="0.278530000000046" calcext:value-type="float" table:number-columns-spanned="1" table:number-rows-spanned="2">
            <text:p>0.278530</text:p>
          </table:table-cell>
          <table:table-cell table:style-name="ce11" table:formula="of:=[.C24]*27.211396" office:value-type="float" office:value="7.57919012788126" calcext:value-type="float" table:number-columns-spanned="1" table:number-rows-spanned="2">
            <text:p>7.579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4_Naph</text:span><text:span text:style-name="T2">_</text:span><text:span text:style-name="T3">Ionized_HF</text:span><text:span text:style-name="T4">(E2)</text:span></text:p>
          </table:table-cell>
          <table:table-cell office:value-type="float" office:value="-386.458337" calcext:value-type="float">
            <text:p>-386.458337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_<text:span text:style-name="T6">MP2</text:span> (E1)</text:p>
          </table:table-cell>
          <table:table-cell office:value-type="float" office:value="-388.028547" calcext:value-type="float">
            <text:p>-388.028547</text:p>
          </table:table-cell>
          <table:table-cell table:style-name="ce10" table:formula="of:=[.B27]-[.B26]" office:value-type="float" office:value="0.288626000000022" calcext:value-type="float" table:number-columns-spanned="1" table:number-rows-spanned="2">
            <text:p>0.288626</text:p>
          </table:table-cell>
          <table:table-cell table:style-name="ce11" table:formula="of:=[.C26]*27.211396" office:value-type="float" office:value="7.8539163818966" calcext:value-type="float" table:number-columns-spanned="1" table:number-rows-spanned="2">
            <text:p>7.85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_<text:span text:style-name="T6">Ionized</text:span>_<text:span text:style-name="T6">MP2</text:span>(E2)</text:p>
          </table:table-cell>
          <table:table-cell office:value-type="float" office:value="-387.739921" calcext:value-type="float">
            <text:p>-387.73992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_<text:span text:style-name="T6">CCSD</text:span>(E1)</text:p>
          </table:table-cell>
          <table:table-cell office:value-type="float" office:value="-388.080504" calcext:value-type="float">
            <text:p>-388.080504</text:p>
          </table:table-cell>
          <table:table-cell table:style-name="ce10" table:formula="of:=[.B29]-[.B28]" office:value-type="float" office:value="0.293190000000038" calcext:value-type="float" table:number-columns-spanned="1" table:number-rows-spanned="2">
            <text:p>0.293190</text:p>
          </table:table-cell>
          <table:table-cell table:style-name="ce11" table:formula="of:=[.C28]*27.211396" office:value-type="float" office:value="7.97810919324104" calcext:value-type="float" table:number-columns-spanned="1" table:number-rows-spanned="2">
            <text:p>7.97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4_Naph</text:span><text:span text:style-name="T8">_Ionized_CCSD</text:span>(E2)</text:p>
          </table:table-cell>
          <table:table-cell office:value-type="float" office:value="-387.787314" calcext:value-type="float">
            <text:p>-387.78731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<text:span text:style-name="T9">_</text:span><text:span text:style-name="T10">CCSDT</text:span><text:span text:style-name="T11">(E1)</text:span></text:p>
          </table:table-cell>
          <table:table-cell office:value-type="float" office:value="-388.142882" calcext:value-type="float">
            <text:p>-388.142882</text:p>
          </table:table-cell>
          <table:table-cell table:style-name="ce10" table:formula="of:=[.B31]-[.B30]" office:value-type="float" office:value="0.291252999999983" calcext:value-type="float" table:number-columns-spanned="1" table:number-rows-spanned="2">
            <text:p>0.291253</text:p>
          </table:table-cell>
          <table:table-cell table:style-name="ce11" table:formula="of:=[.C30]*27.211396" office:value-type="float" office:value="7.92540071918755" calcext:value-type="float" table:number-columns-spanned="1" table:number-rows-spanned="2">
            <text:p>7.92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51629" calcext:value-type="float">
            <text:p>-387.851629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1_Naph</text:span><text:span text:style-name="T2">_</text:span><text:span text:style-name="T3">HF</text:span><text:span text:style-name="T4">(E1)</text:span></text:p>
          </table:table-cell>
          <table:table-cell office:value-type="float" office:value="-386.796219" calcext:value-type="float">
            <text:p>-386.796219</text:p>
          </table:table-cell>
          <table:table-cell table:style-name="ce10" table:formula="of:=[.B35]-[.B34]" office:value-type="float" office:value="0.257239000000027" calcext:value-type="float" table:number-columns-spanned="1" table:number-rows-spanned="2">
            <text:p>0.257239</text:p>
          </table:table-cell>
          <table:table-cell table:style-name="ce11" table:formula="of:=[.C34]*27.211396" office:value-type="float" office:value="6.99983229564473" calcext:value-type="float" table:number-columns-spanned="1" table:number-rows-spanned="2">
            <text:p>7.000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2_1_Naph</text:span><text:span text:style-name="T2">_</text:span><text:span text:style-name="T3">Ionized_HF</text:span><text:span text:style-name="T4">(E2)</text:span></text:p>
          </table:table-cell>
          <table:table-cell office:value-type="float" office:value="-386.53898" calcext:value-type="float">
            <text:p>-386.53898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_<text:span text:style-name="T6">MP2</text:span> (E1)</text:p>
          </table:table-cell>
          <table:table-cell office:value-type="float" office:value="-388.085517" calcext:value-type="float">
            <text:p>-388.085517</text:p>
          </table:table-cell>
          <table:table-cell table:style-name="ce10" table:formula="of:=[.B37]-[.B36]" office:value-type="float" office:value="0.288866999999982" calcext:value-type="float" table:number-columns-spanned="1" table:number-rows-spanned="2">
            <text:p>0.288867</text:p>
          </table:table-cell>
          <table:table-cell table:style-name="ce11" table:formula="of:=[.C36]*27.211396" office:value-type="float" office:value="7.86047432833151" calcext:value-type="float" table:number-columns-spanned="1" table:number-rows-spanned="2">
            <text:p>7.860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_<text:span text:style-name="T6">Ionized</text:span>_<text:span text:style-name="T6">MP2</text:span>(E2)</text:p>
          </table:table-cell>
          <table:table-cell office:value-type="float" office:value="-387.79665" calcext:value-type="float">
            <text:p>-387.7966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_<text:span text:style-name="T6">CCSD</text:span>(E1)</text:p>
          </table:table-cell>
          <table:table-cell office:value-type="float" office:value="-388.138726" calcext:value-type="float">
            <text:p>-388.138726</text:p>
          </table:table-cell>
          <table:table-cell table:style-name="ce10" table:formula="of:=[.B39]-[.B38]" office:value-type="float" office:value="0.285601000000042" calcext:value-type="float" table:number-columns-spanned="1" table:number-rows-spanned="2">
            <text:p>0.285601</text:p>
          </table:table-cell>
          <table:table-cell table:style-name="ce11" table:formula="of:=[.C38]*27.211396" office:value-type="float" office:value="7.77160190899715" calcext:value-type="float" table:number-columns-spanned="1" table:number-rows-spanned="2">
            <text:p>7.772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2_1_Naph</text:span><text:span text:style-name="T8">_Ionized_CCSD</text:span>(E2)</text:p>
          </table:table-cell>
          <table:table-cell office:value-type="float" office:value="-387.853125" calcext:value-type="float">
            <text:p>-387.85312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<text:span text:style-name="T9">_</text:span><text:span text:style-name="T10">CCSDT</text:span><text:span text:style-name="T11">(E1)</text:span></text:p>
          </table:table-cell>
          <table:table-cell office:value-type="float" office:value="-388.20024" calcext:value-type="float">
            <text:p>-388.20024</text:p>
          </table:table-cell>
          <table:table-cell table:style-name="ce10" table:formula="of:=[.B41]-[.B40]" office:value-type="float" office:value="0.285567000000015" calcext:value-type="float" table:number-columns-spanned="1" table:number-rows-spanned="2">
            <text:p>0.285567</text:p>
          </table:table-cell>
          <table:table-cell table:style-name="ce11" table:formula="of:=[.C40]*27.211396" office:value-type="float" office:value="7.7706767215324" calcext:value-type="float" table:number-columns-spanned="1" table:number-rows-spanned="2">
            <text:p>7.771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914673" calcext:value-type="float">
            <text:p>-387.914673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3_Naph</text:span><text:span text:style-name="T2">_</text:span><text:span text:style-name="T3">HF</text:span><text:span text:style-name="T4">(E1)</text:span></text:p>
          </table:table-cell>
          <table:table-cell office:value-type="float" office:value="-386.766509" calcext:value-type="float">
            <text:p>-386.766509</text:p>
          </table:table-cell>
          <table:table-cell table:style-name="ce10" table:formula="of:=[.B45]-[.B44]" office:value-type="float" office:value="0.228383000000008" calcext:value-type="float" table:number-columns-spanned="1" table:number-rows-spanned="2">
            <text:p>0.228383</text:p>
          </table:table-cell>
          <table:table-cell table:style-name="ce11" table:formula="of:=[.C44]*27.211396" office:value-type="float" office:value="6.21462025266822" calcext:value-type="float" table:number-columns-spanned="1" table:number-rows-spanned="2">
            <text:p>6.215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2_3_Naph</text:span><text:span text:style-name="T2">_</text:span><text:span text:style-name="T3">Ionized_HF</text:span><text:span text:style-name="T4">(E2)</text:span></text:p>
          </table:table-cell>
          <table:table-cell office:value-type="float" office:value="-386.538126" calcext:value-type="float">
            <text:p>-386.538126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_<text:span text:style-name="T6">MP2</text:span> (E1)</text:p>
          </table:table-cell>
          <table:table-cell office:value-type="float" office:value="-388.064232" calcext:value-type="float">
            <text:p>-388.064232</text:p>
          </table:table-cell>
          <table:table-cell table:style-name="ce10" table:formula="of:=[.B47]-[.B46]" office:value-type="float" office:value="0.276637999999991" calcext:value-type="float" table:number-columns-spanned="1" table:number-rows-spanned="2">
            <text:p>0.276638</text:p>
          </table:table-cell>
          <table:table-cell table:style-name="ce11" table:formula="of:=[.C46]*27.211396" office:value-type="float" office:value="7.52770616664776" calcext:value-type="float" table:number-columns-spanned="1" table:number-rows-spanned="2">
            <text:p>7.52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_<text:span text:style-name="T6">Ionized</text:span>_<text:span text:style-name="T6">MP2</text:span>(E2)</text:p>
          </table:table-cell>
          <table:table-cell office:value-type="float" office:value="-387.787594" calcext:value-type="float">
            <text:p>-387.78759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_<text:span text:style-name="T6">CCSD</text:span>(E1)</text:p>
          </table:table-cell>
          <table:table-cell office:value-type="float" office:value="-388.115195" calcext:value-type="float">
            <text:p>-388.115195</text:p>
          </table:table-cell>
          <table:table-cell table:style-name="ce10" table:formula="of:=[.B49]-[.B48]" office:value-type="float" office:value="0.265933000000018" calcext:value-type="float" table:number-columns-spanned="1" table:number-rows-spanned="2">
            <text:p>0.265933</text:p>
          </table:table-cell>
          <table:table-cell table:style-name="ce11" table:formula="of:=[.C48]*27.211396" office:value-type="float" office:value="7.23640817246849" calcext:value-type="float" table:number-columns-spanned="1" table:number-rows-spanned="2">
            <text:p>7.23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2_3_Naph</text:span><text:span text:style-name="T8">_Ionized_CCSD</text:span>(E2)</text:p>
          </table:table-cell>
          <table:table-cell office:value-type="float" office:value="-387.849262" calcext:value-type="float">
            <text:p>-387.849262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<text:span text:style-name="T9">_</text:span><text:span text:style-name="T10">CCSDT</text:span><text:span text:style-name="T11">(E1)</text:span></text:p>
          </table:table-cell>
          <table:table-cell office:value-type="float" office:value="-388.178941" calcext:value-type="float">
            <text:p>-388.178941</text:p>
          </table:table-cell>
          <table:table-cell table:style-name="ce10" table:formula="of:=[.B51]-[.B50]" office:value-type="float" office:value="0.268486999999993" calcext:value-type="float" table:number-columns-spanned="1" table:number-rows-spanned="2">
            <text:p>0.268487</text:p>
          </table:table-cell>
          <table:table-cell table:style-name="ce11" table:formula="of:=[.C50]*27.211396" office:value-type="float" office:value="7.30590607785182" calcext:value-type="float" table:number-columns-spanned="1" table:number-rows-spanned="2">
            <text:p>7.30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910454" calcext:value-type="float">
            <text:p>-387.910454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4_Naph</text:span><text:span text:style-name="T2">_</text:span><text:span text:style-name="T3">HF</text:span><text:span text:style-name="T4">(E1)</text:span></text:p>
          </table:table-cell>
          <table:table-cell office:value-type="float" office:value="-386.709901" calcext:value-type="float">
            <text:p>-386.709901</text:p>
          </table:table-cell>
          <table:table-cell table:style-name="ce10" table:formula="of:=[.B55]-[.B54]" office:value-type="float" office:value="0.222975000000019" calcext:value-type="float" table:number-columns-spanned="1" table:number-rows-spanned="2">
            <text:p>0.222975</text:p>
          </table:table-cell>
          <table:table-cell table:style-name="ce11" table:formula="of:=[.C54]*27.211396" office:value-type="float" office:value="6.06746102310053" calcext:value-type="float" table:number-columns-spanned="1" table:number-rows-spanned="2">
            <text:p>6.0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4_Naph</text:span><text:span text:style-name="T2">_</text:span><text:span text:style-name="T3">Ionized_HF</text:span><text:span text:style-name="T4">(E2)</text:span></text:p>
          </table:table-cell>
          <table:table-cell office:value-type="float" office:value="-386.486926" calcext:value-type="float">
            <text:p>-386.48692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_<text:span text:style-name="T6">MP2</text:span> (E1)</text:p>
          </table:table-cell>
          <table:table-cell office:value-type="float" office:value="-388.020028" calcext:value-type="float">
            <text:p>-388.020028</text:p>
          </table:table-cell>
          <table:table-cell table:style-name="ce5" table:formula="of:=[.B57]-[.B56]" office:value-type="float" office:value="0.28125" calcext:value-type="float" table:number-columns-spanned="1" table:number-rows-spanned="2">
            <text:p>0.281250</text:p>
          </table:table-cell>
          <table:table-cell table:style-name="ce11" table:formula="of:=[.C56]*27.211396" office:value-type="float" office:value="7.653205125" calcext:value-type="float" table:number-columns-spanned="1" table:number-rows-spanned="2">
            <text:p>7.65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_<text:span text:style-name="T6">Ionized</text:span>_<text:span text:style-name="T6">MP2</text:span>(E2)</text:p>
          </table:table-cell>
          <table:table-cell office:value-type="float" office:value="-387.738778" calcext:value-type="float">
            <text:p>-387.73877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_<text:span text:style-name="T6">CCSD</text:span>(E1)</text:p>
          </table:table-cell>
          <table:table-cell office:value-type="float" office:value="-388.064881" calcext:value-type="float">
            <text:p>-388.064881</text:p>
          </table:table-cell>
          <table:table-cell table:formula="of:=[.B59]-[.B58]" office:value-type="float" office:value="0.265084000000002" calcext:value-type="float" table:number-columns-spanned="1" table:number-rows-spanned="2">
            <text:p>0.265084000000002</text:p>
          </table:table-cell>
          <table:table-cell table:style-name="ce11" table:formula="of:=[.C58]*27.211396" office:value-type="float" office:value="7.21330569726405" calcext:value-type="float" table:number-columns-spanned="1" table:number-rows-spanned="2">
            <text:p>7.2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4_Naph</text:span><text:span text:style-name="T8">_Ionized_CCSD</text:span>(E2)</text:p>
          </table:table-cell>
          <table:table-cell office:value-type="float" office:value="-387.799797" calcext:value-type="float">
            <text:p>-387.799797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<text:span text:style-name="T9">_</text:span><text:span text:style-name="T10">CCSDT</text:span><text:span text:style-name="T11">(E1)</text:span></text:p>
          </table:table-cell>
          <table:table-cell office:value-type="float" office:value="-388.129874" calcext:value-type="float">
            <text:p>-388.129874</text:p>
          </table:table-cell>
          <table:table-cell table:style-name="ce10" table:formula="of:=[.B61]-[.B60]" office:value-type="float" office:value="0.26827099999997" calcext:value-type="float" table:number-columns-spanned="1" table:number-rows-spanned="2">
            <text:p>0.268271</text:p>
          </table:table-cell>
          <table:table-cell table:style-name="ce11" table:formula="of:=[.C60]*27.211396" office:value-type="float" office:value="7.30002841631519" calcext:value-type="float" table:number-columns-spanned="1" table:number-rows-spanned="2">
            <text:p>7.3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61603" calcext:value-type="float">
            <text:p>-387.861603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5_Naph</text:span><text:span text:style-name="T2">_</text:span><text:span text:style-name="T3">HF</text:span><text:span text:style-name="T4">(E1)</text:span></text:p>
          </table:table-cell>
          <table:table-cell office:value-type="float" office:value="-386.685153" calcext:value-type="float">
            <text:p>-386.685153</text:p>
          </table:table-cell>
          <table:table-cell table:style-name="ce10" table:formula="of:=[.B65]-[.B64]" office:value-type="float" office:value="0.208703000000014" calcext:value-type="float" table:number-columns-spanned="1" table:number-rows-spanned="2">
            <text:p>0.208703</text:p>
          </table:table-cell>
          <table:table-cell table:style-name="ce11" table:formula="of:=[.C64]*27.211396" office:value-type="float" office:value="5.67909997938838" calcext:value-type="float" table:number-columns-spanned="1" table:number-rows-spanned="2">
            <text:p>5.6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5_Naph</text:span><text:span text:style-name="T2">_</text:span><text:span text:style-name="T3">Ionized_HF</text:span><text:span text:style-name="T4">(E2)</text:span></text:p>
          </table:table-cell>
          <table:table-cell office:value-type="float" office:value="-386.47645" calcext:value-type="float">
            <text:p>-386.47645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_<text:span text:style-name="T6">MP2</text:span> (E1)</text:p>
          </table:table-cell>
          <table:table-cell office:value-type="float" office:value="-387.992887" calcext:value-type="float">
            <text:p>-387.992887</text:p>
          </table:table-cell>
          <table:table-cell table:style-name="ce10" table:formula="of:=[.B67]-[.B66]" office:value-type="float" office:value="0.25224099999997" calcext:value-type="float" table:number-columns-spanned="1" table:number-rows-spanned="2">
            <text:p>0.252241</text:p>
          </table:table-cell>
          <table:table-cell table:style-name="ce11" table:formula="of:=[.C66]*27.211396" office:value-type="float" office:value="6.86382973843517" calcext:value-type="float" table:number-columns-spanned="1" table:number-rows-spanned="2">
            <text:p>6.86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_<text:span text:style-name="T6">Ionized</text:span>_<text:span text:style-name="T6">MP2</text:span>(E2)</text:p>
          </table:table-cell>
          <table:table-cell office:value-type="float" office:value="-387.740646" calcext:value-type="float">
            <text:p>-387.74064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_<text:span text:style-name="T6">CCSD</text:span>(E1)</text:p>
          </table:table-cell>
          <table:table-cell office:value-type="float" office:value="-388.037985" calcext:value-type="float">
            <text:p>-388.037985</text:p>
          </table:table-cell>
          <table:table-cell table:style-name="ce10" table:formula="of:=[.B69]-[.B68]" office:value-type="float" office:value="0.241321999999968" calcext:value-type="float" table:number-columns-spanned="1" table:number-rows-spanned="2">
            <text:p>0.241322</text:p>
          </table:table-cell>
          <table:table-cell table:style-name="ce11" table:formula="of:=[.C68]*27.211396" office:value-type="float" office:value="6.56670850551114" calcext:value-type="float" table:number-columns-spanned="1" table:number-rows-spanned="2">
            <text:p>6.5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5_Naph</text:span><text:span text:style-name="T8">_Ionized_CCSD</text:span>(E2)</text:p>
          </table:table-cell>
          <table:table-cell office:value-type="float" office:value="-387.796663" calcext:value-type="float">
            <text:p>-387.79666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<text:span text:style-name="T9">_</text:span><text:span text:style-name="T10">CCSDT</text:span><text:span text:style-name="T11">(E1)</text:span></text:p>
          </table:table-cell>
          <table:table-cell office:value-type="float" office:value="-388.103534" calcext:value-type="float">
            <text:p>-388.103534</text:p>
          </table:table-cell>
          <table:table-cell table:formula="of:=[.B71]-[.B70]" office:value-type="float" office:value="0.244934000000001" calcext:value-type="float" table:number-columns-spanned="1" table:number-rows-spanned="2">
            <text:p>0.244934000000001</text:p>
          </table:table-cell>
          <table:table-cell table:style-name="ce11" table:formula="of:=[.C70]*27.211396" office:value-type="float" office:value="6.66499606786402" calcext:value-type="float" table:number-columns-spanned="1" table:number-rows-spanned="2">
            <text:p>6.6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586" calcext:value-type="float">
            <text:p>-387.8586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8_Naph</text:span><text:span text:style-name="T2">_</text:span><text:span text:style-name="T3">HF</text:span><text:span text:style-name="T4">(E1)</text:span></text:p>
          </table:table-cell>
          <table:table-cell office:value-type="float" office:value="-386.700828" calcext:value-type="float">
            <text:p>-386.700828</text:p>
          </table:table-cell>
          <table:table-cell table:style-name="ce10" table:formula="of:=[.B75]-[.B74]" office:value-type="float" office:value="0.211999999999989" calcext:value-type="float" table:number-columns-spanned="1" table:number-rows-spanned="2">
            <text:p>0.212000</text:p>
          </table:table-cell>
          <table:table-cell table:style-name="ce11" table:formula="of:=[.C74]*27.211396" office:value-type="float" office:value="5.7688159519997" calcext:value-type="float" table:number-columns-spanned="1" table:number-rows-spanned="2">
            <text:p>5.76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8_Naph</text:span><text:span text:style-name="T2">_</text:span><text:span text:style-name="T3">Ionized_HF</text:span><text:span text:style-name="T4">(E2)</text:span></text:p>
          </table:table-cell>
          <table:table-cell office:value-type="float" office:value="-386.488828" calcext:value-type="float">
            <text:p>-386.48882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_<text:span text:style-name="T6">MP2</text:span> (E1)</text:p>
          </table:table-cell>
          <table:table-cell office:value-type="float" office:value="-387.999173" calcext:value-type="float">
            <text:p>-387.999173</text:p>
          </table:table-cell>
          <table:table-cell table:style-name="ce10" table:formula="of:=[.B77]-[.B76]" office:value-type="float" office:value="0.257303999999976" calcext:value-type="float" table:number-columns-spanned="1" table:number-rows-spanned="2">
            <text:p>0.257304</text:p>
          </table:table-cell>
          <table:table-cell table:style-name="ce11" table:formula="of:=[.C76]*27.211396" office:value-type="float" office:value="7.00160103638336" calcext:value-type="float" table:number-columns-spanned="1" table:number-rows-spanned="2">
            <text:p>7.0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_<text:span text:style-name="T6">Ionized</text:span>_<text:span text:style-name="T6">MP2</text:span>(E2)</text:p>
          </table:table-cell>
          <table:table-cell office:value-type="float" office:value="-387.741869" calcext:value-type="float">
            <text:p>-387.741869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_<text:span text:style-name="T6">CCSD</text:span>(E1)</text:p>
          </table:table-cell>
          <table:table-cell office:value-type="float" office:value="-388.04908" calcext:value-type="float">
            <text:p>-388.04908</text:p>
          </table:table-cell>
          <table:table-cell table:formula="of:=[.B79]-[.B78]" office:value-type="float" office:value="0.245001999999999" calcext:value-type="float" table:number-columns-spanned="1" table:number-rows-spanned="2">
            <text:p>0.245001999999999</text:p>
          </table:table-cell>
          <table:table-cell table:style-name="ce11" table:formula="of:=[.C78]*27.211396" office:value-type="float" office:value="6.66684644279199" calcext:value-type="float" table:number-columns-spanned="1" table:number-rows-spanned="2">
            <text:p>6.6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8_Naph</text:span><text:span text:style-name="T8">_Ionized_CCSD</text:span>(E2)</text:p>
          </table:table-cell>
          <table:table-cell office:value-type="float" office:value="-387.804078" calcext:value-type="float">
            <text:p>-387.80407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<text:span text:style-name="T9">_</text:span><text:span text:style-name="T10">CCSDT</text:span><text:span text:style-name="T11">(E1)</text:span></text:p>
          </table:table-cell>
          <table:table-cell office:value-type="float" office:value="-388.113428" calcext:value-type="float">
            <text:p>-388.113428</text:p>
          </table:table-cell>
          <table:table-cell table:style-name="ce10" table:formula="of:=[.B81]-[.B80]" office:value-type="float" office:value="0.248249999999985" calcext:value-type="float" table:number-columns-spanned="1" table:number-rows-spanned="2">
            <text:p>0.248250</text:p>
          </table:table-cell>
          <table:table-cell table:style-name="ce11" table:formula="of:=[.C80]*27.211396" office:value-type="float" office:value="6.75522905699958" calcext:value-type="float" table:number-columns-spanned="1" table:number-rows-spanned="2">
            <text:p>6.75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65178" calcext:value-type="float">
            <text:p>-387.865178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9_Naph</text:span><text:span text:style-name="T2">_</text:span><text:span text:style-name="T3">HF</text:span><text:span text:style-name="T4">(E1)</text:span></text:p>
          </table:table-cell>
          <table:table-cell office:value-type="float" office:value="-386.716426" calcext:value-type="float">
            <text:p>-386.716426</text:p>
          </table:table-cell>
          <table:table-cell table:style-name="ce10" table:formula="of:=[.B85]-[.B84]" office:value-type="float" office:value="0.253345000000024" calcext:value-type="float" table:number-columns-spanned="1" table:number-rows-spanned="2">
            <text:p>0.253345</text:p>
          </table:table-cell>
          <table:table-cell table:style-name="ce11" table:formula="of:=[.C84]*27.211396" office:value-type="float" office:value="6.89387111962066" calcext:value-type="float" table:number-columns-spanned="1" table:number-rows-spanned="2">
            <text:p>6.89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9_Naph</text:span><text:span text:style-name="T2">_</text:span><text:span text:style-name="T3">Ionized_HF</text:span><text:span text:style-name="T4">(E2)</text:span></text:p>
          </table:table-cell>
          <table:table-cell office:value-type="float" office:value="-386.463081" calcext:value-type="float">
            <text:p>-386.46308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_<text:span text:style-name="T6">MP2</text:span> (E1)</text:p>
          </table:table-cell>
          <table:table-cell office:value-type="float" office:value="-388.023854" calcext:value-type="float">
            <text:p>-388.023854</text:p>
          </table:table-cell>
          <table:table-cell table:formula="of:=[.B87]-[.B86]" office:value-type="float" office:value="0.287756999999999" calcext:value-type="float" table:number-columns-spanned="1" table:number-rows-spanned="2">
            <text:p>0.287756999999999</text:p>
          </table:table-cell>
          <table:table-cell table:style-name="ce11" table:formula="of:=[.C86]*27.211396" office:value-type="float" office:value="7.83026967877198" calcext:value-type="float" table:number-columns-spanned="1" table:number-rows-spanned="2">
            <text:p>7.83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_<text:span text:style-name="T6">Ionized</text:span>_<text:span text:style-name="T6">MP2</text:span>(E2)</text:p>
          </table:table-cell>
          <table:table-cell office:value-type="float" office:value="-387.736097" calcext:value-type="float">
            <text:p>-387.736097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_<text:span text:style-name="T6">CCSD</text:span>(E1)</text:p>
          </table:table-cell>
          <table:table-cell office:value-type="float" office:value="-388.070534" calcext:value-type="float">
            <text:p>-388.070534</text:p>
          </table:table-cell>
          <table:table-cell table:style-name="ce10" table:formula="of:=[.B89]-[.B88]" office:value-type="float" office:value="0.281432999999993" calcext:value-type="float" table:number-columns-spanned="1" table:number-rows-spanned="2">
            <text:p>0.281433</text:p>
          </table:table-cell>
          <table:table-cell table:style-name="ce11" table:formula="of:=[.C88]*27.211396" office:value-type="float" office:value="7.6581848104678" calcext:value-type="float" table:number-columns-spanned="1" table:number-rows-spanned="2">
            <text:p>7.65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9_Naph</text:span><text:span text:style-name="T8">_Ionized_CCSD</text:span>(E2)</text:p>
          </table:table-cell>
          <table:table-cell office:value-type="float" office:value="-387.789101" calcext:value-type="float">
            <text:p>-387.78910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<text:span text:style-name="T9">_</text:span><text:span text:style-name="T10">CCSDT</text:span><text:span text:style-name="T11">(E1)</text:span></text:p>
          </table:table-cell>
          <table:table-cell office:value-type="float" office:value="-388.135368" calcext:value-type="float">
            <text:p>-388.135368</text:p>
          </table:table-cell>
          <table:table-cell table:style-name="ce10" table:formula="of:=[.B91]-[.B90]" office:value-type="float" office:value="0.28167000000002" calcext:value-type="float" table:number-columns-spanned="1" table:number-rows-spanned="2">
            <text:p>0.281670</text:p>
          </table:table-cell>
          <table:table-cell table:style-name="ce11" table:formula="of:=[.C90]*27.211396" office:value-type="float" office:value="7.66463391132053" calcext:value-type="float" table:number-columns-spanned="1" table:number-rows-spanned="2">
            <text:p>7.6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53698" calcext:value-type="float">
            <text:p>-387.853698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9_Naph</text:span><text:span text:style-name="T2">_</text:span><text:span text:style-name="T3">HF</text:span><text:span text:style-name="T4">(E1)</text:span></text:p>
          </table:table-cell>
          <table:table-cell office:value-type="float" office:value="-386.774549" calcext:value-type="float">
            <text:p>-386.774549</text:p>
          </table:table-cell>
          <table:table-cell table:style-name="ce10" table:formula="of:=[.B95]-[.B94]" office:value-type="float" office:value="0.240099999999984" calcext:value-type="float" table:number-columns-spanned="1" table:number-rows-spanned="2">
            <text:p>0.240100</text:p>
          </table:table-cell>
          <table:table-cell table:style-name="ce11" table:formula="of:=[.C94]*27.211396" office:value-type="float" office:value="6.53345617959957" calcext:value-type="float" table:number-columns-spanned="1" table:number-rows-spanned="2">
            <text:p>6.533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9_Naph</text:span><text:span text:style-name="T2">_</text:span><text:span text:style-name="T3">Ionized_HF</text:span><text:span text:style-name="T4">(E2)</text:span></text:p>
          </table:table-cell>
          <table:table-cell office:value-type="float" office:value="-386.534449" calcext:value-type="float">
            <text:p>-386.534449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_<text:span text:style-name="T6">MP2</text:span> (E1)</text:p>
          </table:table-cell>
          <table:table-cell office:value-type="float" office:value="-388.072041" calcext:value-type="float">
            <text:p>-388.072041</text:p>
          </table:table-cell>
          <table:table-cell table:style-name="ce10" table:formula="of:=[.B97]-[.B96]" office:value-type="float" office:value="0.283856000000014" calcext:value-type="float" table:number-columns-spanned="1" table:number-rows-spanned="2">
            <text:p>0.283856</text:p>
          </table:table-cell>
          <table:table-cell table:style-name="ce11" table:formula="of:=[.C96]*27.211396" office:value-type="float" office:value="7.72411802297639" calcext:value-type="float" table:number-columns-spanned="1" table:number-rows-spanned="2">
            <text:p>7.72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_<text:span text:style-name="T6">Ionized</text:span>_<text:span text:style-name="T6">MP2</text:span>(E2)</text:p>
          </table:table-cell>
          <table:table-cell office:value-type="float" office:value="-387.788185" calcext:value-type="float">
            <text:p>-387.78818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_<text:span text:style-name="T6">CCSD</text:span>(E1)</text:p>
          </table:table-cell>
          <table:table-cell office:value-type="float" office:value="-388.123083" calcext:value-type="float">
            <text:p>-388.123083</text:p>
          </table:table-cell>
          <table:table-cell table:style-name="ce10" table:formula="of:=[.B99]-[.B98]" office:value-type="float" office:value="0.275099000000012" calcext:value-type="float" table:number-columns-spanned="1" table:number-rows-spanned="2">
            <text:p>0.275099</text:p>
          </table:table-cell>
          <table:table-cell table:style-name="ce11" table:formula="of:=[.C98]*27.211396" office:value-type="float" office:value="7.48582782820431" calcext:value-type="float" table:number-columns-spanned="1" table:number-rows-spanned="2">
            <text:p>7.48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9_Naph</text:span><text:span text:style-name="T8">_Ionized_CCSD</text:span>(E2)</text:p>
          </table:table-cell>
          <table:table-cell office:value-type="float" office:value="-387.847984" calcext:value-type="float">
            <text:p>-387.84798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<text:span text:style-name="T9">_</text:span><text:span text:style-name="T10">CCSDT</text:span><text:span text:style-name="T11">(E1)</text:span></text:p>
          </table:table-cell>
          <table:table-cell office:value-type="float" office:value="-388.186612" calcext:value-type="float">
            <text:p>-388.186612</text:p>
          </table:table-cell>
          <table:table-cell table:style-name="ce10" table:formula="of:=[.B101]-[.B100]" office:value-type="float" office:value="0.277463000000012" calcext:value-type="float" table:number-columns-spanned="1" table:number-rows-spanned="2">
            <text:p>0.277463</text:p>
          </table:table-cell>
          <table:table-cell table:style-name="ce11" table:formula="of:=[.C100]*27.211396" office:value-type="float" office:value="7.55015556834831" calcext:value-type="float" table:number-columns-spanned="1" table:number-rows-spanned="2">
            <text:p>7.550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909149" calcext:value-type="float">
            <text:p>-387.909149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9_1_Naph</text:span><text:span text:style-name="T2">_</text:span><text:span text:style-name="T3">HF</text:span><text:span text:style-name="T4">(E1)</text:span></text:p>
          </table:table-cell>
          <table:table-cell office:value-type="float" office:value="-386.759684" calcext:value-type="float">
            <text:p>-386.759684</text:p>
          </table:table-cell>
          <table:table-cell table:style-name="ce10" table:formula="of:=[.B105]-[.B104]" office:value-type="float" office:value="0.231600000000014" calcext:value-type="float" table:number-columns-spanned="1" table:number-rows-spanned="2">
            <text:p>0.231600</text:p>
          </table:table-cell>
          <table:table-cell table:style-name="ce11" table:formula="of:=[.C104]*27.211396" office:value-type="float" office:value="6.30215931360039" calcext:value-type="float" table:number-columns-spanned="1" table:number-rows-spanned="2">
            <text:p>6.302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9_1_Naph</text:span><text:span text:style-name="T2">_</text:span><text:span text:style-name="T3">Ionized_HF</text:span><text:span text:style-name="T4">(E2)</text:span></text:p>
          </table:table-cell>
          <table:table-cell office:value-type="float" office:value="-386.528084" calcext:value-type="float">
            <text:p>-386.52808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_<text:span text:style-name="T6">MP2</text:span> (E1)</text:p>
          </table:table-cell>
          <table:table-cell office:value-type="float" office:value="-388.054567" calcext:value-type="float">
            <text:p>-388.054567</text:p>
          </table:table-cell>
          <table:table-cell table:formula="of:=[.B107]-[.B106]" office:value-type="float" office:value="0.273911999999996" calcext:value-type="float" table:number-columns-spanned="1" table:number-rows-spanned="2">
            <text:p>0.273911999999996</text:p>
          </table:table-cell>
          <table:table-cell table:style-name="ce11" table:formula="of:=[.C106]*27.211396" office:value-type="float" office:value="7.45352790115188" calcext:value-type="float" table:number-columns-spanned="1" table:number-rows-spanned="2">
            <text:p>7.45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_<text:span text:style-name="T6">Ionized</text:span>_<text:span text:style-name="T6">MP2</text:span>(E2)</text:p>
          </table:table-cell>
          <table:table-cell office:value-type="float" office:value="-387.780655" calcext:value-type="float">
            <text:p>-387.78065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_<text:span text:style-name="T6">CCSD</text:span>(E1)</text:p>
          </table:table-cell>
          <table:table-cell office:value-type="float" office:value="-388.10684" calcext:value-type="float">
            <text:p>-388.10684</text:p>
          </table:table-cell>
          <table:table-cell table:style-name="ce10" table:formula="of:=[.B109]-[.B108]" office:value-type="float" office:value="0.264016999999967" calcext:value-type="float" table:number-columns-spanned="1" table:number-rows-spanned="2">
            <text:p>0.264017</text:p>
          </table:table-cell>
          <table:table-cell table:style-name="ce11" table:formula="of:=[.C108]*27.211396" office:value-type="float" office:value="7.1842711377311" calcext:value-type="float" table:number-columns-spanned="1" table:number-rows-spanned="2">
            <text:p>7.18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9_1_Naph</text:span><text:span text:style-name="T8">_Ionized_CCSD</text:span>(E2)</text:p>
          </table:table-cell>
          <table:table-cell office:value-type="float" office:value="-387.842823" calcext:value-type="float">
            <text:p>-387.842823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<text:span text:style-name="T9">_</text:span><text:span text:style-name="T10">CCSDT</text:span><text:span text:style-name="T11">(E1)</text:span></text:p>
          </table:table-cell>
          <table:table-cell office:value-type="float" office:value="-388.170563" calcext:value-type="float">
            <text:p>-388.170563</text:p>
          </table:table-cell>
          <table:table-cell table:style-name="ce10" table:formula="of:=[.B111]-[.B110]" office:value-type="float" office:value="0.266505999999993" calcext:value-type="float" table:number-columns-spanned="1" table:number-rows-spanned="2">
            <text:p>0.266506</text:p>
          </table:table-cell>
          <table:table-cell table:style-name="ce11" table:formula="of:=[.C110]*27.211396" office:value-type="float" office:value="7.2520003023758" calcext:value-type="float" table:number-columns-spanned="1" table:number-rows-spanned="2">
            <text:p>7.252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904057" calcext:value-type="float">
            <text:p>-387.904057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6_Naph</text:span><text:span text:style-name="T2">_</text:span><text:span text:style-name="T3">HF</text:span><text:span text:style-name="T4">(E1)</text:span></text:p>
          </table:table-cell>
          <table:table-cell office:value-type="float" office:value="-386.683467" calcext:value-type="float">
            <text:p>-386.683467</text:p>
          </table:table-cell>
          <table:table-cell table:style-name="ce10" table:formula="of:=[.B115]-[.B114]" office:value-type="float" office:value="0.209623000000022" calcext:value-type="float" table:number-columns-spanned="1" table:number-rows-spanned="2">
            <text:p>0.209623</text:p>
          </table:table-cell>
          <table:table-cell table:style-name="ce11" table:formula="of:=[.C114]*27.211396" office:value-type="float" office:value="5.7041344637086" calcext:value-type="float" table:number-columns-spanned="1" table:number-rows-spanned="2">
            <text:p>5.704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6_Naph</text:span><text:span text:style-name="T2">_</text:span><text:span text:style-name="T3">Ionized_HF</text:span><text:span text:style-name="T4">(E2)</text:span></text:p>
          </table:table-cell>
          <table:table-cell office:value-type="float" office:value="-386.473844" calcext:value-type="float">
            <text:p>-386.47384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_<text:span text:style-name="T6">MP2</text:span> (E1)</text:p>
          </table:table-cell>
          <table:table-cell office:value-type="float" office:value="-387.992195" calcext:value-type="float">
            <text:p>-387.992195</text:p>
          </table:table-cell>
          <table:table-cell table:style-name="ce10" table:formula="of:=[.B117]-[.B116]" office:value-type="float" office:value="0.265806999999995" calcext:value-type="float" table:number-columns-spanned="1" table:number-rows-spanned="2">
            <text:p>0.265807</text:p>
          </table:table-cell>
          <table:table-cell table:style-name="ce11" table:formula="of:=[.C116]*27.211396" office:value-type="float" office:value="7.23297953657187" calcext:value-type="float" table:number-columns-spanned="1" table:number-rows-spanned="2">
            <text:p>7.233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_<text:span text:style-name="T6">Ionized</text:span>_<text:span text:style-name="T6">MP2</text:span>(E2)</text:p>
          </table:table-cell>
          <table:table-cell office:value-type="float" office:value="-387.726388" calcext:value-type="float">
            <text:p>-387.726388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_<text:span text:style-name="T6">CCSD</text:span>(E1)</text:p>
          </table:table-cell>
          <table:table-cell office:value-type="float" office:value="-388.036716" calcext:value-type="float">
            <text:p>-388.036716</text:p>
          </table:table-cell>
          <table:table-cell table:style-name="ce10" table:formula="of:=[.B119]-[.B118]" office:value-type="float" office:value="0.250552000000027" calcext:value-type="float" table:number-columns-spanned="1" table:number-rows-spanned="2">
            <text:p>0.250552</text:p>
          </table:table-cell>
          <table:table-cell table:style-name="ce11" table:formula="of:=[.C118]*27.211396" office:value-type="float" office:value="6.81786969059275" calcext:value-type="float" table:number-columns-spanned="1" table:number-rows-spanned="2">
            <text:p>6.81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6_Naph</text:span><text:span text:style-name="T8">_Ionized_CCSD</text:span>(E2)</text:p>
          </table:table-cell>
          <table:table-cell office:value-type="float" office:value="-387.786164" calcext:value-type="float">
            <text:p>-387.78616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<text:span text:style-name="T9">_</text:span><text:span text:style-name="T10">CCSDT</text:span><text:span text:style-name="T11">(E1)</text:span></text:p>
          </table:table-cell>
          <table:table-cell office:value-type="float" office:value="-388.102548" calcext:value-type="float">
            <text:p>-388.102548</text:p>
          </table:table-cell>
          <table:table-cell table:formula="of:=[.B121]-[.B120]" office:value-type="float" office:value="0.255426999999997" calcext:value-type="float" table:number-columns-spanned="1" table:number-rows-spanned="2">
            <text:p>0.255426999999997</text:p>
          </table:table-cell>
          <table:table-cell table:style-name="ce11" table:formula="of:=[.C120]*27.211396" office:value-type="float" office:value="6.95052524609193" calcext:value-type="float" table:number-columns-spanned="1" table:number-rows-spanned="2">
            <text:p>6.951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47121" calcext:value-type="float">
            <text:p>-387.847121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7_Naph</text:span><text:span text:style-name="T2">_</text:span><text:span text:style-name="T3">HF</text:span><text:span text:style-name="T4">(E1)</text:span></text:p>
          </table:table-cell>
          <table:table-cell office:value-type="float" office:value="-386.700202" calcext:value-type="float">
            <text:p>-386.700202</text:p>
          </table:table-cell>
          <table:table-cell table:formula="of:=[.B125]-[.B124]" office:value-type="float" office:value="0.228680999999995" calcext:value-type="float" table:number-columns-spanned="1" table:number-rows-spanned="2">
            <text:p>0.228680999999995</text:p>
          </table:table-cell>
          <table:table-cell table:style-name="ce11" table:formula="of:=[.C124]*27.211396" office:value-type="float" office:value="6.22272924867585" calcext:value-type="float" table:number-columns-spanned="1" table:number-rows-spanned="2">
            <text:p>6.223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7_Naph</text:span><text:span text:style-name="T2">_</text:span><text:span text:style-name="T3">Ionized_HF</text:span><text:span text:style-name="T4">(E2)</text:span></text:p>
          </table:table-cell>
          <table:table-cell office:value-type="float" office:value="-386.471521" calcext:value-type="float">
            <text:p>-386.47152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_<text:span text:style-name="T6">MP2</text:span> (E1)</text:p>
          </table:table-cell>
          <table:table-cell office:value-type="float" office:value="-387.999407" calcext:value-type="float">
            <text:p>-387.999407</text:p>
          </table:table-cell>
          <table:table-cell table:formula="of:=[.B127]-[.B126]" office:value-type="float" office:value="0.272875999999997" calcext:value-type="float" table:number-columns-spanned="1" table:number-rows-spanned="2">
            <text:p>0.272875999999997</text:p>
          </table:table-cell>
          <table:table-cell table:style-name="ce11" table:formula="of:=[.C126]*27.211396" office:value-type="float" office:value="7.42533689489591" calcext:value-type="float" table:number-columns-spanned="1" table:number-rows-spanned="2">
            <text:p>7.42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_<text:span text:style-name="T6">Ionized</text:span>_<text:span text:style-name="T6">MP2</text:span>(E2)</text:p>
          </table:table-cell>
          <table:table-cell office:value-type="float" office:value="-387.726531" calcext:value-type="float">
            <text:p>-387.72653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_<text:span text:style-name="T6">CCSD</text:span>(E1)</text:p>
          </table:table-cell>
          <table:table-cell office:value-type="float" office:value="-388.048929" calcext:value-type="float">
            <text:p>-388.048929</text:p>
          </table:table-cell>
          <table:table-cell table:formula="of:=[.B129]-[.B128]" office:value-type="float" office:value="0.262359000000004" calcext:value-type="float" table:number-columns-spanned="1" table:number-rows-spanned="2">
            <text:p>0.262359000000004</text:p>
          </table:table-cell>
          <table:table-cell table:style-name="ce11" table:formula="of:=[.C128]*27.211396" office:value-type="float" office:value="7.1391546431641" calcext:value-type="float" table:number-columns-spanned="1" table:number-rows-spanned="2">
            <text:p>7.139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7_Naph</text:span><text:span text:style-name="T8">_Ionized_CCSD</text:span>(E2)</text:p>
          </table:table-cell>
          <table:table-cell office:value-type="float" office:value="-387.78657" calcext:value-type="float">
            <text:p>-387.78657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<text:span text:style-name="T9">_</text:span><text:span text:style-name="T10">CCSDT</text:span><text:span text:style-name="T11">(E1)</text:span></text:p>
          </table:table-cell>
          <table:table-cell office:value-type="float" office:value="-388.113446" calcext:value-type="float">
            <text:p>-388.113446</text:p>
          </table:table-cell>
          <table:table-cell table:formula="of:=[.B131]-[.B130]" office:value-type="float" office:value="0.265601000000004" calcext:value-type="float" table:number-columns-spanned="1" table:number-rows-spanned="2">
            <text:p>0.265601000000004</text:p>
          </table:table-cell>
          <table:table-cell table:style-name="ce11" table:formula="of:=[.C130]*27.211396" office:value-type="float" office:value="7.2273739889961" calcext:value-type="float" table:number-columns-spanned="1" table:number-rows-spanned="2">
            <text:p>7.227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47845" calcext:value-type="float">
            <text:p>-387.847845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8_Naph</text:span><text:span text:style-name="T2">_</text:span><text:span text:style-name="T3">HF</text:span><text:span text:style-name="T4">(E1)</text:span></text:p>
          </table:table-cell>
          <table:table-cell office:value-type="float" office:value="-386.697774" calcext:value-type="float">
            <text:p>-386.697774</text:p>
          </table:table-cell>
          <table:table-cell table:style-name="ce10" table:formula="of:=[.B135]-[.B134]" office:value-type="float" office:value="0.212482999999963" calcext:value-type="float" table:number-columns-spanned="1" table:number-rows-spanned="2">
            <text:p>0.212483</text:p>
          </table:table-cell>
          <table:table-cell table:style-name="ce11" table:formula="of:=[.C134]*27.211396" office:value-type="float" office:value="5.781959056267" calcext:value-type="float" table:number-columns-spanned="1" table:number-rows-spanned="2">
            <text:p>5.782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8_Naph</text:span><text:span text:style-name="T2">_</text:span><text:span text:style-name="T3">Ionized_HF</text:span><text:span text:style-name="T4">(E2)</text:span></text:p>
          </table:table-cell>
          <table:table-cell office:value-type="float" office:value="-386.485291" calcext:value-type="float">
            <text:p>-386.48529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_<text:span text:style-name="T6">MP2</text:span> (E1)</text:p>
          </table:table-cell>
          <table:table-cell office:value-type="float" office:value="-388.005368" calcext:value-type="float">
            <text:p>-388.005368</text:p>
          </table:table-cell>
          <table:table-cell table:formula="of:=[.B137]-[.B136]" office:value-type="float" office:value="0.256282999999996" calcext:value-type="float" table:number-columns-spanned="1" table:number-rows-spanned="2">
            <text:p>0.256282999999996</text:p>
          </table:table-cell>
          <table:table-cell table:style-name="ce11" table:formula="of:=[.C136]*27.211396" office:value-type="float" office:value="6.9738182010679" calcext:value-type="float" table:number-columns-spanned="1" table:number-rows-spanned="2">
            <text:p>6.97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_<text:span text:style-name="T6">Ionized</text:span>_<text:span text:style-name="T6">MP2</text:span>(E2)</text:p>
          </table:table-cell>
          <table:table-cell office:value-type="float" office:value="-387.749085" calcext:value-type="float">
            <text:p>-387.74908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_<text:span text:style-name="T6">CCSD</text:span>(E1)</text:p>
          </table:table-cell>
          <table:table-cell office:value-type="float" office:value="-388.050888" calcext:value-type="float">
            <text:p>-388.050888</text:p>
          </table:table-cell>
          <table:table-cell table:formula="of:=[.B139]-[.B138]" office:value-type="float" office:value="0.245992999999999" calcext:value-type="float" table:number-columns-spanned="1" table:number-rows-spanned="2">
            <text:p>0.245992999999999</text:p>
          </table:table-cell>
          <table:table-cell table:style-name="ce11" table:formula="of:=[.C138]*27.211396" office:value-type="float" office:value="6.69381293622796" calcext:value-type="float" table:number-columns-spanned="1" table:number-rows-spanned="2">
            <text:p>6.69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8_Naph</text:span><text:span text:style-name="T8">_Ionized_CCSD</text:span>(E2)</text:p>
          </table:table-cell>
          <table:table-cell office:value-type="float" office:value="-387.804895" calcext:value-type="float">
            <text:p>-387.80489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<text:span text:style-name="T9">_</text:span><text:span text:style-name="T10">CCSDT</text:span><text:span text:style-name="T11">(E1)</text:span></text:p>
          </table:table-cell>
          <table:table-cell office:value-type="float" office:value="-388.116507" calcext:value-type="float">
            <text:p>-388.116507</text:p>
          </table:table-cell>
          <table:table-cell table:style-name="ce10" table:formula="of:=[.B141]-[.B140]" office:value-type="float" office:value="0.249750000000006" calcext:value-type="float" table:number-columns-spanned="1" table:number-rows-spanned="2">
            <text:p>0.249750</text:p>
          </table:table-cell>
          <table:table-cell table:style-name="ce11" table:formula="of:=[.C140]*27.211396" office:value-type="float" office:value="6.79604615100016" calcext:value-type="float" table:number-columns-spanned="1" table:number-rows-spanned="2">
            <text:p>6.79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66757" calcext:value-type="float">
            <text:p>-387.866757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10_Naph</text:span><text:span text:style-name="T2">_</text:span><text:span text:style-name="T3">HF</text:span><text:span text:style-name="T4">(E1)</text:span></text:p>
          </table:table-cell>
          <table:table-cell office:value-type="float" office:value="-386.717591" calcext:value-type="float">
            <text:p>-386.717591</text:p>
          </table:table-cell>
          <table:table-cell table:style-name="ce10" table:formula="of:=[.B145]-[.B144]" office:value-type="float" office:value="0.243029000000035" calcext:value-type="float" table:number-columns-spanned="1" table:number-rows-spanned="2">
            <text:p>0.243029</text:p>
          </table:table-cell>
          <table:table-cell table:style-name="ce11" table:formula="of:=[.C144]*27.211396" office:value-type="float" office:value="6.61315835848497" calcext:value-type="float" table:number-columns-spanned="1" table:number-rows-spanned="2">
            <text:p>6.6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1_10_Naph</text:span><text:span text:style-name="T2">_</text:span><text:span text:style-name="T3">Ionized_HF</text:span><text:span text:style-name="T4">(E2)</text:span></text:p>
          </table:table-cell>
          <table:table-cell office:value-type="float" office:value="-386.474562" calcext:value-type="float">
            <text:p>-386.474562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_<text:span text:style-name="T6">MP2</text:span> (E1)</text:p>
          </table:table-cell>
          <table:table-cell office:value-type="float" office:value="-388.025264" calcext:value-type="float">
            <text:p>-388.025264</text:p>
          </table:table-cell>
          <table:table-cell table:style-name="ce10" table:formula="of:=[.B147]-[.B146]" office:value-type="float" office:value="0.288103999999976" calcext:value-type="float" table:number-columns-spanned="1" table:number-rows-spanned="2">
            <text:p>0.288104</text:p>
          </table:table-cell>
          <table:table-cell table:style-name="ce11" table:formula="of:=[.C146]*27.211396" office:value-type="float" office:value="7.83971203318334" calcext:value-type="float" table:number-columns-spanned="1" table:number-rows-spanned="2">
            <text:p>7.84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_<text:span text:style-name="T6">Ionized</text:span>_<text:span text:style-name="T6">MP2</text:span>(E2)</text:p>
          </table:table-cell>
          <table:table-cell office:value-type="float" office:value="-387.73716" calcext:value-type="float">
            <text:p>-387.7371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_<text:span text:style-name="T6">CCSD</text:span>(E1)</text:p>
          </table:table-cell>
          <table:table-cell office:value-type="float" office:value="-388.071426" calcext:value-type="float">
            <text:p>-388.071426</text:p>
          </table:table-cell>
          <table:table-cell table:formula="of:=[.B149]-[.B148]" office:value-type="float" office:value="0.275127999999995" calcext:value-type="float" table:number-columns-spanned="1" table:number-rows-spanned="2">
            <text:p>0.275127999999995</text:p>
          </table:table-cell>
          <table:table-cell table:style-name="ce11" table:formula="of:=[.C148]*27.211396" office:value-type="float" office:value="7.48661695868787" calcext:value-type="float" table:number-columns-spanned="1" table:number-rows-spanned="2">
            <text:p>7.48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1_10_Naph</text:span><text:span text:style-name="T8">_Ionized_CCSD</text:span>(E2)</text:p>
          </table:table-cell>
          <table:table-cell office:value-type="float" office:value="-387.796298" calcext:value-type="float">
            <text:p>-387.79629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<text:span text:style-name="T9">_</text:span><text:span text:style-name="T10">CCSDT</text:span><text:span text:style-name="T11">(E1)</text:span></text:p>
          </table:table-cell>
          <table:table-cell office:value-type="float" office:value="-388.136449" calcext:value-type="float">
            <text:p>-388.136449</text:p>
          </table:table-cell>
          <table:table-cell table:style-name="ce10" table:formula="of:=[.B151]-[.B150]" office:value-type="float" office:value="0.277655000000038" calcext:value-type="float" table:number-columns-spanned="1" table:number-rows-spanned="2">
            <text:p>0.277655</text:p>
          </table:table-cell>
          <table:table-cell table:style-name="ce11" table:formula="of:=[.C150]*27.211396" office:value-type="float" office:value="7.55538015638105" calcext:value-type="float" table:number-columns-spanned="1" table:number-rows-spanned="2">
            <text:p>7.55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58794" calcext:value-type="float">
            <text:p>-387.858794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0_1_Naph</text:span><text:span text:style-name="T2">_</text:span><text:span text:style-name="T3">HF</text:span><text:span text:style-name="T4">(E1)</text:span></text:p>
          </table:table-cell>
          <table:table-cell office:value-type="float" office:value="-386.701049" calcext:value-type="float">
            <text:p>-386.701049</text:p>
          </table:table-cell>
          <table:table-cell table:formula="of:=[.B155]-[.B154]" office:value-type="float" office:value="0.227306999999996" calcext:value-type="float" table:number-columns-spanned="1" table:number-rows-spanned="2">
            <text:p>0.227306999999996</text:p>
          </table:table-cell>
          <table:table-cell table:style-name="ce11" table:formula="of:=[.C154]*27.211396" office:value-type="float" office:value="6.1853407905719" calcext:value-type="float" table:number-columns-spanned="1" table:number-rows-spanned="2">
            <text:p>6.18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10_1_Naph</text:span><text:span text:style-name="T2">_</text:span><text:span text:style-name="T3">Ionized_HF</text:span><text:span text:style-name="T4">(E2)</text:span></text:p>
          </table:table-cell>
          <table:table-cell office:value-type="float" office:value="-386.473742" calcext:value-type="float">
            <text:p>-386.473742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_<text:span text:style-name="T6">MP2</text:span> (E1)</text:p>
          </table:table-cell>
          <table:table-cell office:value-type="float" office:value="-388.008706" calcext:value-type="float">
            <text:p>-388.008706</text:p>
          </table:table-cell>
          <table:table-cell table:style-name="ce10" table:formula="of:=[.B157]-[.B156]" office:value-type="float" office:value="0.271684999999991" calcext:value-type="float" table:number-columns-spanned="1" table:number-rows-spanned="2">
            <text:p>0.271685</text:p>
          </table:table-cell>
          <table:table-cell table:style-name="ce11" table:formula="of:=[.C156]*27.211396" office:value-type="float" office:value="7.39292812225975" calcext:value-type="float" table:number-columns-spanned="1" table:number-rows-spanned="2">
            <text:p>7.39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_<text:span text:style-name="T6">Ionized</text:span>_<text:span text:style-name="T6">MP2</text:span>(E2)</text:p>
          </table:table-cell>
          <table:table-cell office:value-type="float" office:value="-387.737021" calcext:value-type="float">
            <text:p>-387.73702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_<text:span text:style-name="T6">CCSD</text:span>(E1)</text:p>
          </table:table-cell>
          <table:table-cell office:value-type="float" office:value="-388.05522" calcext:value-type="float">
            <text:p>-388.05522</text:p>
          </table:table-cell>
          <table:table-cell table:style-name="ce10" table:formula="of:=[.B159]-[.B158]" office:value-type="float" office:value="0.260869000000014" calcext:value-type="float" table:number-columns-spanned="1" table:number-rows-spanned="2">
            <text:p>0.260869</text:p>
          </table:table-cell>
          <table:table-cell table:style-name="ce11" table:formula="of:=[.C158]*27.211396" office:value-type="float" office:value="7.09860966312438" calcext:value-type="float" table:number-columns-spanned="1" table:number-rows-spanned="2">
            <text:p>7.09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10_1_Naph</text:span><text:span text:style-name="T8">_Ionized_CCSD</text:span>(E2)</text:p>
          </table:table-cell>
          <table:table-cell office:value-type="float" office:value="-387.794351" calcext:value-type="float">
            <text:p>-387.79435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<text:span text:style-name="T9">_</text:span><text:span text:style-name="T10">CCSDT</text:span><text:span text:style-name="T11">(E1)</text:span></text:p>
          </table:table-cell>
          <table:table-cell office:value-type="float" office:value="-388.120491" calcext:value-type="float">
            <text:p>-388.120491</text:p>
          </table:table-cell>
          <table:table-cell table:style-name="ce10" table:formula="of:=[.B161]-[.B160]" office:value-type="float" office:value="0.263830000000041" calcext:value-type="float" table:number-columns-spanned="1" table:number-rows-spanned="2">
            <text:p>0.263830</text:p>
          </table:table-cell>
          <table:table-cell table:style-name="ce11" table:formula="of:=[.C160]*27.211396" office:value-type="float" office:value="7.17918260668112" calcext:value-type="float" table:number-columns-spanned="1" table:number-rows-spanned="2">
            <text:p>7.1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56661" calcext:value-type="float">
            <text:p>-387.856661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7_Naph</text:span><text:span text:style-name="T2">_</text:span><text:span text:style-name="T3">HF</text:span><text:span text:style-name="T4">(E1)</text:span></text:p>
          </table:table-cell>
          <table:table-cell office:value-type="float" office:value="-386.682916" calcext:value-type="float">
            <text:p>-386.682916</text:p>
          </table:table-cell>
          <table:table-cell table:style-name="ce10" table:formula="of:=[.B165]-[.B164]" office:value-type="float" office:value="0.207572999999968" calcext:value-type="float" table:number-columns-spanned="1" table:number-rows-spanned="2">
            <text:p>0.207573</text:p>
          </table:table-cell>
          <table:table-cell table:style-name="ce11" table:formula="of:=[.C164]*27.211396" office:value-type="float" office:value="5.64835110190713" calcext:value-type="float" table:number-columns-spanned="1" table:number-rows-spanned="2">
            <text:p>5.64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7_Naph</text:span><text:span text:style-name="T2">_</text:span><text:span text:style-name="T3">Ionized_HF</text:span><text:span text:style-name="T4">(E2)</text:span></text:p>
          </table:table-cell>
          <table:table-cell office:value-type="float" office:value="-386.475343" calcext:value-type="float">
            <text:p>-386.47534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_<text:span text:style-name="T6">MP2</text:span> (E1)</text:p>
          </table:table-cell>
          <table:table-cell office:value-type="float" office:value="-387.991136" calcext:value-type="float">
            <text:p>-387.991136</text:p>
          </table:table-cell>
          <table:table-cell table:style-name="ce10" table:formula="of:=[.B167]-[.B166]" office:value-type="float" office:value="0.263480999999956" calcext:value-type="float" table:number-columns-spanned="1" table:number-rows-spanned="2">
            <text:p>0.263481</text:p>
          </table:table-cell>
          <table:table-cell table:style-name="ce11" table:formula="of:=[.C166]*27.211396" office:value-type="float" office:value="7.16968582947481" calcext:value-type="float" table:number-columns-spanned="1" table:number-rows-spanned="2">
            <text:p>7.17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_<text:span text:style-name="T6">Ionized</text:span>_<text:span text:style-name="T6">MP2</text:span>(E2)</text:p>
          </table:table-cell>
          <table:table-cell office:value-type="float" office:value="-387.727655" calcext:value-type="float">
            <text:p>-387.727655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_<text:span text:style-name="T6">CCSD</text:span>(E1)</text:p>
          </table:table-cell>
          <table:table-cell office:value-type="float" office:value="-388.035851" calcext:value-type="float">
            <text:p>-388.035851</text:p>
          </table:table-cell>
          <table:table-cell table:style-name="ce10" table:formula="of:=[.B169]-[.B168]" office:value-type="float" office:value="0.247470999999962" calcext:value-type="float" table:number-columns-spanned="1" table:number-rows-spanned="2">
            <text:p>0.247471</text:p>
          </table:table-cell>
          <table:table-cell table:style-name="ce11" table:formula="of:=[.C168]*27.211396" office:value-type="float" office:value="6.73403137951496" calcext:value-type="float" table:number-columns-spanned="1" table:number-rows-spanned="2">
            <text:p>6.7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7_Naph</text:span><text:span text:style-name="T8">_Ionized_CCSD</text:span>(E2)</text:p>
          </table:table-cell>
          <table:table-cell office:value-type="float" office:value="-387.78838" calcext:value-type="float">
            <text:p>-387.7883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<text:span text:style-name="T9">_</text:span><text:span text:style-name="T10">CCSDT</text:span><text:span text:style-name="T11">(E1)</text:span></text:p>
          </table:table-cell>
          <table:table-cell office:value-type="float" office:value="-388.101461" calcext:value-type="float">
            <text:p>-388.101461</text:p>
          </table:table-cell>
          <table:table-cell table:style-name="ce10" table:formula="of:=[.B171]-[.B170]" office:value-type="float" office:value="0.252083999999968" calcext:value-type="float" table:number-columns-spanned="1" table:number-rows-spanned="2">
            <text:p>0.252084</text:p>
          </table:table-cell>
          <table:table-cell table:style-name="ce11" table:formula="of:=[.C170]*27.211396" office:value-type="float" office:value="6.85955754926313" calcext:value-type="float" table:number-columns-spanned="1" table:number-rows-spanned="2">
            <text:p>6.86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49377" calcext:value-type="float">
            <text:p>-387.849377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3_9_Naph</text:span><text:span text:style-name="T2">_</text:span><text:span text:style-name="T3">HF</text:span><text:span text:style-name="T4">(E1)</text:span></text:p>
          </table:table-cell>
          <table:table-cell office:value-type="float" office:value="-386.72293" calcext:value-type="float">
            <text:p>-386.72293</text:p>
          </table:table-cell>
          <table:table-cell table:style-name="ce10" table:formula="of:=[.B175]-[.B174]" office:value-type="float" office:value="0.239387000000022" calcext:value-type="float" table:number-columns-spanned="1" table:number-rows-spanned="2">
            <text:p>0.239387</text:p>
          </table:table-cell>
          <table:table-cell table:style-name="ce11" table:formula="of:=[.C174]*27.211396" office:value-type="float" office:value="6.5140544542526" calcext:value-type="float" table:number-columns-spanned="1" table:number-rows-spanned="2">
            <text:p>6.51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3_9_Naph</text:span><text:span text:style-name="T2">_</text:span><text:span text:style-name="T3">Ionized_HF</text:span><text:span text:style-name="T4">(E2)</text:span></text:p>
          </table:table-cell>
          <table:table-cell office:value-type="float" office:value="-386.483543" calcext:value-type="float">
            <text:p>-386.48354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_<text:span text:style-name="T6">MP2</text:span> (E1)</text:p>
          </table:table-cell>
          <table:table-cell office:value-type="float" office:value="-388.021382" calcext:value-type="float">
            <text:p>-388.021382</text:p>
          </table:table-cell>
          <table:table-cell table:style-name="ce10" table:formula="of:=[.B177]-[.B176]" office:value-type="float" office:value="0.278912999999989" calcext:value-type="float" table:number-columns-spanned="1" table:number-rows-spanned="2">
            <text:p>0.278913</text:p>
          </table:table-cell>
          <table:table-cell table:style-name="ce11" table:formula="of:=[.C176]*27.211396" office:value-type="float" office:value="7.58961209254769" calcext:value-type="float" table:number-columns-spanned="1" table:number-rows-spanned="2">
            <text:p>7.59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_<text:span text:style-name="T6">Ionized</text:span>_<text:span text:style-name="T6">MP2</text:span>(E2)</text:p>
          </table:table-cell>
          <table:table-cell office:value-type="float" office:value="-387.742469" calcext:value-type="float">
            <text:p>-387.742469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_<text:span text:style-name="T6">CCSD</text:span>(E1)</text:p>
          </table:table-cell>
          <table:table-cell office:value-type="float" office:value="-388.073059" calcext:value-type="float">
            <text:p>-388.073059</text:p>
          </table:table-cell>
          <table:table-cell table:formula="of:=[.B179]-[.B178]" office:value-type="float" office:value="0.272650999999996" calcext:value-type="float" table:number-columns-spanned="1" table:number-rows-spanned="2">
            <text:p>0.272650999999996</text:p>
          </table:table-cell>
          <table:table-cell table:style-name="ce11" table:formula="of:=[.C178]*27.211396" office:value-type="float" office:value="7.4192143307959" calcext:value-type="float" table:number-columns-spanned="1" table:number-rows-spanned="2">
            <text:p>7.41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3_9_Naph</text:span><text:span text:style-name="T8">_Ionized_CCSD</text:span>(E2)</text:p>
          </table:table-cell>
          <table:table-cell office:value-type="float" office:value="-387.800408" calcext:value-type="float">
            <text:p>-387.80040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<text:span text:style-name="T9">_</text:span><text:span text:style-name="T10">CCSDT</text:span><text:span text:style-name="T11">(E1)</text:span></text:p>
          </table:table-cell>
          <table:table-cell office:value-type="float" office:value="-388.136353" calcext:value-type="float">
            <text:p>-388.136353</text:p>
          </table:table-cell>
          <table:table-cell table:style-name="ce10" table:formula="of:=[.B181]-[.B180]" office:value-type="float" office:value="0.274061999999958" calcext:value-type="float" table:number-columns-spanned="1" table:number-rows-spanned="2">
            <text:p>0.274062</text:p>
          </table:table-cell>
          <table:table-cell table:style-name="ce11" table:formula="of:=[.C180]*27.211396" office:value-type="float" office:value="7.45760961055086" calcext:value-type="float" table:number-columns-spanned="1" table:number-rows-spanned="2">
            <text:p>7.45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62291" calcext:value-type="float">
            <text:p>-387.862291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9_2_Naph</text:span><text:span text:style-name="T2">_</text:span><text:span text:style-name="T3">HF</text:span><text:span text:style-name="T4">(E1)</text:span></text:p>
          </table:table-cell>
          <table:table-cell office:value-type="float" office:value="-386.6991" calcext:value-type="float">
            <text:p>-386.6991</text:p>
          </table:table-cell>
          <table:table-cell table:style-name="ce10" table:formula="of:=[.B185]-[.B184]" office:value-type="float" office:value="0.227489999999989" calcext:value-type="float" table:number-columns-spanned="1" table:number-rows-spanned="2">
            <text:p>0.227490</text:p>
          </table:table-cell>
          <table:table-cell table:style-name="ce11" table:formula="of:=[.C184]*27.211396" office:value-type="float" office:value="6.1903204760397" calcext:value-type="float" table:number-columns-spanned="1" table:number-rows-spanned="2">
            <text:p>6.19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9_2_Naph</text:span><text:span text:style-name="T2">_</text:span><text:span text:style-name="T3">Ionized_HF</text:span><text:span text:style-name="T4">(E2)</text:span></text:p>
          </table:table-cell>
          <table:table-cell office:value-type="float" office:value="-386.47161" calcext:value-type="float">
            <text:p>-386.4716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_<text:span text:style-name="T6">MP2</text:span> (E1)</text:p>
          </table:table-cell>
          <table:table-cell office:value-type="float" office:value="-388.007347" calcext:value-type="float">
            <text:p>-388.007347</text:p>
          </table:table-cell>
          <table:table-cell table:style-name="ce10" table:formula="of:=[.B187]-[.B186]" office:value-type="float" office:value="0.285511999999983" calcext:value-type="float" table:number-columns-spanned="1" table:number-rows-spanned="2">
            <text:p>0.285512</text:p>
          </table:table-cell>
          <table:table-cell table:style-name="ce11" table:formula="of:=[.C186]*27.211396" office:value-type="float" office:value="7.76918009475154" calcext:value-type="float" table:number-columns-spanned="1" table:number-rows-spanned="2">
            <text:p>7.76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_<text:span text:style-name="T6">Ionized</text:span>_<text:span text:style-name="T6">MP2</text:span>(E2)</text:p>
          </table:table-cell>
          <table:table-cell office:value-type="float" office:value="-387.721835" calcext:value-type="float">
            <text:p>-387.721835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_<text:span text:style-name="T6">CCSD</text:span>(E1)</text:p>
          </table:table-cell>
          <table:table-cell office:value-type="float" office:value="-388.053718" calcext:value-type="float">
            <text:p>-388.053718</text:p>
          </table:table-cell>
          <table:table-cell table:style-name="ce10" table:formula="of:=[.B189]-[.B188]" office:value-type="float" office:value="0.269495000000006" calcext:value-type="float" table:number-columns-spanned="1" table:number-rows-spanned="2">
            <text:p>0.269495</text:p>
          </table:table-cell>
          <table:table-cell table:style-name="ce11" table:formula="of:=[.C188]*27.211396" office:value-type="float" office:value="7.33333516502017" calcext:value-type="float" table:number-columns-spanned="1" table:number-rows-spanned="2">
            <text:p>7.3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9_2_Naph</text:span><text:span text:style-name="T8">_Ionized_CCSD</text:span>(E2)</text:p>
          </table:table-cell>
          <table:table-cell office:value-type="float" office:value="-387.784223" calcext:value-type="float">
            <text:p>-387.78422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<text:span text:style-name="T9">_</text:span><text:span text:style-name="T10">CCSDT</text:span><text:span text:style-name="T11">(E1)</text:span></text:p>
          </table:table-cell>
          <table:table-cell office:value-type="float" office:value="-388.119088" calcext:value-type="float">
            <text:p>-388.119088</text:p>
          </table:table-cell>
          <table:table-cell table:style-name="ce10" table:formula="of:=[.B191]-[.B190]" office:value-type="float" office:value="0.273470999999972" calcext:value-type="float" table:number-columns-spanned="1" table:number-rows-spanned="2">
            <text:p>0.273471</text:p>
          </table:table-cell>
          <table:table-cell table:style-name="ce11" table:formula="of:=[.C190]*27.211396" office:value-type="float" office:value="7.44152767551525" calcext:value-type="float" table:number-columns-spanned="1" table:number-rows-spanned="2">
            <text:p>7.44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45617" calcext:value-type="float">
            <text:p>-387.845617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9_3_Naph</text:span><text:span text:style-name="T2">_</text:span><text:span text:style-name="T3">HF</text:span><text:span text:style-name="T4">(E1)</text:span></text:p>
          </table:table-cell>
          <table:table-cell office:value-type="float" office:value="-386.708017" calcext:value-type="float">
            <text:p>-386.708017</text:p>
          </table:table-cell>
          <table:table-cell table:style-name="ce10" table:formula="of:=[.B195]-[.B194]" office:value-type="float" office:value="0.241659999999968" calcext:value-type="float" table:number-columns-spanned="1" table:number-rows-spanned="2">
            <text:p>0.241660</text:p>
          </table:table-cell>
          <table:table-cell table:style-name="ce11" table:formula="of:=[.C194]*27.211396" office:value-type="float" office:value="6.57590595735912" calcext:value-type="float" table:number-columns-spanned="1" table:number-rows-spanned="2">
            <text:p>6.57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9_3_Naph</text:span><text:span text:style-name="T2">_</text:span><text:span text:style-name="T3">Ionized_HF</text:span><text:span text:style-name="T4">(E2)</text:span></text:p>
          </table:table-cell>
          <table:table-cell office:value-type="float" office:value="-386.466357" calcext:value-type="float">
            <text:p>-386.466357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_<text:span text:style-name="T6">MP2</text:span> (E1)</text:p>
          </table:table-cell>
          <table:table-cell office:value-type="float" office:value="-388.004367" calcext:value-type="float">
            <text:p>-388.004367</text:p>
          </table:table-cell>
          <table:table-cell table:style-name="ce10" table:formula="of:=[.B197]-[.B196]" office:value-type="float" office:value="0.284407999999985" calcext:value-type="float" table:number-columns-spanned="1" table:number-rows-spanned="2">
            <text:p>0.284408</text:p>
          </table:table-cell>
          <table:table-cell table:style-name="ce11" table:formula="of:=[.C196]*27.211396" office:value-type="float" office:value="7.73913871356759" calcext:value-type="float" table:number-columns-spanned="1" table:number-rows-spanned="2">
            <text:p>7.73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_<text:span text:style-name="T6">Ionized</text:span>_<text:span text:style-name="T6">MP2</text:span>(E2)</text:p>
          </table:table-cell>
          <table:table-cell office:value-type="float" office:value="-387.719959" calcext:value-type="float">
            <text:p>-387.719959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_<text:span text:style-name="T6">CCSD</text:span>(E1)</text:p>
          </table:table-cell>
          <table:table-cell office:value-type="float" office:value="-388.057239" calcext:value-type="float">
            <text:p>-388.057239</text:p>
          </table:table-cell>
          <table:table-cell table:style-name="ce10" table:formula="of:=[.B199]-[.B198]" office:value-type="float" office:value="0.275882999999965" calcext:value-type="float" table:number-columns-spanned="1" table:number-rows-spanned="2">
            <text:p>0.275883</text:p>
          </table:table-cell>
          <table:table-cell table:style-name="ce11" table:formula="of:=[.C198]*27.211396" office:value-type="float" office:value="7.50716156266704" calcext:value-type="float" table:number-columns-spanned="1" table:number-rows-spanned="2">
            <text:p>7.50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9_3_Naph</text:span><text:span text:style-name="T8">_Ionized_CCSD</text:span>(E2)</text:p>
          </table:table-cell>
          <table:table-cell office:value-type="float" office:value="-387.781356" calcext:value-type="float">
            <text:p>-387.78135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3_Naph</text:span><text:span text:style-name="T9">_</text:span><text:span text:style-name="T10">CCSDT</text:span><text:span text:style-name="T11">(E1)</text:span></text:p>
          </table:table-cell>
          <table:table-cell office:value-type="float" office:value="-388.120817" calcext:value-type="float">
            <text:p>-388.120817</text:p>
          </table:table-cell>
          <table:table-cell table:style-name="ce10" table:formula="of:=[.B201]-[.B200]" office:value-type="float" office:value="0.277920999999992" calcext:value-type="float" table:number-columns-spanned="1" table:number-rows-spanned="2">
            <text:p>0.277921</text:p>
          </table:table-cell>
          <table:table-cell table:style-name="ce11" table:formula="of:=[.C200]*27.211396" office:value-type="float" office:value="7.56261838771579" calcext:value-type="float" table:number-columns-spanned="1" table:number-rows-spanned="2">
            <text:p>7.56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<text:span text:style-name="T9">_</text:span><text:span text:style-name="T10">Ionized_CCSDT</text:span><text:span text:style-name="T11">(E2)</text:span></text:p>
          </table:table-cell>
          <table:table-cell office:value-type="float" office:value="-387.842896" calcext:value-type="float">
            <text:p>-387.842896</text:p>
          </table:table-cell>
          <table:covered-table-cell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2" number:min-decimal-places="12" number:min-integer-digits="1" number:grouping="true"/>
    </number:number-style>
    <number:number-style style:name="N132">
      <number:number number:decimal-places="11" number:min-decimal-places="11" number:min-integer-digits="1" number:grouping="true"/>
    </number:number-style>
    <number:number-style style:name="N131">
      <number:number number:decimal-places="10" number:min-decimal-places="10" number:min-integer-digits="1" number:grouping="true"/>
    </number:number-style>
    <number:number-style style:name="N130">
      <number:number number:decimal-places="9" number:min-decimal-places="9" number:min-integer-digits="1" number:grouping="true"/>
    </number:number-style>
    <number:number-style style:name="N129">
      <number:number number:decimal-places="8" number:min-decimal-places="8" number:min-integer-digits="1" number:grouping="true"/>
    </number:number-style>
    <number:number-style style:name="N128">
      <number:number number:decimal-places="7" number:min-decimal-places="7" number:min-integer-digits="1" number:grouping="true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7:34:06.129605093</meta:creation-date>
    <dc:date>2024-06-24T15:26:35.343787913</dc:date>
    <meta:editing-duration>PT6H50M34S</meta:editing-duration>
    <meta:editing-cycles>58</meta:editing-cycles>
    <meta:generator>LibreOffice/7.3.7.2$Linux_X86_64 LibreOffice_project/30$Build-2</meta:generator>
    <meta:document-statistic meta:table-count="1" meta:cell-count="492" meta:object-count="0"/>
  </office:meta>
</office:document-meta>
</file>